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Monaco1" svg:font-family="Monaco, Consolas, 'Lucida Console', monospace"/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2" style:family="paragraph" style:parent-style-name="Text_20_body" style:list-style-name="L2">
      <style:text-properties style:use-window-font-color="true" style:font-name="Liberation Serif" fo:font-size="12pt" fo:font-weight="normal" officeooo:rsid="00026d0b" officeooo:paragraph-rsid="00026d0b" fo:background-color="transparent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use-window-font-color="true" style:font-name="Liberation Serif" fo:font-size="12pt" fo:font-weight="normal" officeooo:rsid="00026d0b" officeooo:paragraph-rsid="00026d0b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use-window-font-color="true" style:font-name="Liberation Serif" fo:font-size="12pt" fo:font-weight="normal" officeooo:rsid="0003254b" officeooo:paragraph-rsid="0003254b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text-properties style:use-window-font-color="true" style:font-name="Liberation Serif" fo:font-size="12pt" fo:font-weight="normal" officeooo:rsid="0003254b" officeooo:paragraph-rsid="0003254b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rsid="00026d0b" officeooo:paragraph-rsid="00026d0b"/>
    </style:style>
    <style:style style:name="P7" style:family="paragraph" style:parent-style-name="Standard">
      <style:text-properties style:use-window-font-color="true" style:font-name="Liberation Serif" fo:font-size="12pt" fo:font-weight="normal" officeooo:rsid="00026d0b" officeooo:paragraph-rsid="00026d0b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use-window-font-color="true" style:font-name="Liberation Serif" fo:font-size="12pt" fo:font-weight="normal" officeooo:rsid="00026d0b" officeooo:paragraph-rsid="00026d0b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use-window-font-color="true" style:font-name="Liberation Serif" fo:font-size="12pt" fo:font-weight="normal" officeooo:paragraph-rsid="0003254b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Liberation Serif" fo:font-size="12pt" fo:font-weight="normal" officeooo:paragraph-rsid="00026d0b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ize="19pt" fo:font-weight="bold" officeooo:rsid="00026d0b" officeooo:paragraph-rsid="00026d0b" style:font-size-asian="19pt" style:font-weight-asian="bold" style:font-size-complex="19pt" style:font-weight-complex="bold"/>
    </style:style>
    <style:style style:name="P12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paragraph-rsid="00026d0b"/>
    </style:style>
    <style:style style:name="P13" style:family="paragraph" style:parent-style-name="Addressee" style:list-style-name="L2">
      <style:text-properties officeooo:paragraph-rsid="0003254b"/>
    </style:style>
    <style:style style:name="P14" style:family="paragraph" style:parent-style-name="Addressee">
      <style:text-properties style:use-window-font-color="true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15" style:family="paragraph" style:parent-style-name="Addressee" style:list-style-name="L2">
      <style:text-properties style:use-window-font-color="true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16" style:family="paragraph" style:parent-style-name="Addressee" style:list-style-name="L2">
      <style:text-properties style:use-window-font-color="true" style:font-name="Liberation Serif" fo:font-size="12pt" fo:font-weight="normal" officeooo:rsid="0003254b" officeooo:paragraph-rsid="0003254b" fo:background-color="transparent" style:font-size-asian="12pt" style:font-weight-asian="normal" style:font-size-complex="12pt" style:font-weight-complex="normal"/>
    </style:style>
    <style:style style:name="P17" style:family="paragraph" style:parent-style-name="Addressee">
      <style:text-properties style:use-window-font-color="true" style:font-name="Liberation Serif" fo:font-size="12pt" fo:font-weight="normal" officeooo:paragraph-rsid="0003254b" fo:background-color="transparent" style:font-size-asian="12pt" style:font-weight-asian="normal" style:font-size-complex="12pt" style:font-weight-complex="normal"/>
    </style:style>
    <style:style style:name="P18" style:family="paragraph" style:parent-style-name="Addressee" style:list-style-name="L2">
      <style:text-properties style:use-window-font-color="true" style:font-name="Liberation Serif" fo:font-size="12pt" fo:font-weight="normal" officeooo:paragraph-rsid="0003254b" fo:background-color="#999999" style:font-size-asian="12pt" style:font-weight-asian="normal" style:font-size-complex="12pt" style:font-weight-complex="normal"/>
    </style:style>
    <style:style style:name="T1" style:family="text">
      <style:text-properties officeooo:rsid="00026d0b"/>
    </style:style>
    <style:style style:name="T2" style:family="text">
      <style:text-properties fo:color="#808080"/>
    </style:style>
    <style:style style:name="T3" style:family="text">
      <style:text-properties fo:color="#808080" fo:background-color="transparent" loext:char-shading-value="0"/>
    </style:style>
    <style:style style:name="T4" style:family="text">
      <style:text-properties fo:font-variant="normal" fo:text-transform="none" fo:color="#80808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80808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officeooo:rsid="0003254b" style:text-blinking="false"/>
    </style:style>
    <style:style style:name="T8" style:family="text">
      <style:text-properties fo:font-variant="normal" fo:text-transform="none" fo:letter-spacing="normal" fo:font-style="normal" officeooo:rsid="0003254b"/>
    </style:style>
    <style:style style:name="T9" style:family="text">
      <style:text-properties fo:font-variant="normal" fo:text-transform="none" fo:letter-spacing="normal" fo:font-style="normal" officeooo:rsid="0003254b" fo:background-color="#999999" loext:char-shading-value="0"/>
    </style:style>
    <style:style style:name="T10" style:family="text">
      <style:text-properties fo:font-variant="normal" fo:text-transform="none" fo:letter-spacing="normal" officeooo:rsid="00026d0b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fo:background-color="#999999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999999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03254b" style:text-blinking="false" fo:background-color="#999999" loext:char-shading-value="0" style:font-size-asian="12pt" style:font-weight-asian="normal" style:font-size-complex="12pt" style:font-weight-complex="normal"/>
    </style:style>
    <style:style style:name="T14" style:family="text">
      <style:text-properties officeooo:rsid="0003254b"/>
    </style:style>
    <style:style style:name="T15" style:family="text">
      <style:text-properties style:use-window-font-color="true" style:font-name="Liberation Serif" fo:font-size="12pt" fo:font-weight="normal" officeooo:rsid="0003254b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background-color="#999999" loext:char-shading-value="0"/>
    </style:style>
    <style:style style:name="T17" style:family="text">
      <style:text-properties officeooo:rsid="0003254b" fo:background-color="#999999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ode-RED on Intel Edison</text:p>
      <text:p text:style-name="P6"/>
      <text:p text:style-name="P7">Aim: To <text:span text:style-name="T14">install </text:span>node-RED on the intel edison.</text:p>
      <text:p text:style-name="P7"/>
      <text:p text:style-name="P7">Requirements:</text:p>
      <text:p text:style-name="P7"><text:s text:c="23"/>Intel Edison <text:s text:c="24"/><text:span text:style-name="T2"><text:s/>//pre-configured, connected to wifi</text:span></text:p>
      <text:p text:style-name="P7"><text:s text:c="23"/></text:p>
      <text:p text:style-name="P7"/>
      <text:p text:style-name="P7">Working:</text:p>
      <text:p text:style-name="P7"/>
      <text:list xml:id="list2171576413911611044" text:style-name="L1">
        <text:list-item>
          <text:p text:style-name="P8">Connect the edison to your computer and start a serial communciation.</text:p>
        </text:list-item>
        <text:list-item>
          <text:p text:style-name="P8">Log in to your edison.</text:p>
        </text:list-item>
      </text:list>
      <text:p text:style-name="P7"/>
      <text:list xml:id="list151153140126842" text:continue-numbering="true" text:style-name="L1">
        <text:list-item>
          <text:p text:style-name="P9"><text:span text:style-name="T1">Now, we need to install the latest repositories in the edison. Add the following to the </text:span><text:span text:style-name="T10"><text:s/></text:span><text:span text:style-name="T8">configuration file </text:span><text:span text:style-name="T9">/etc/opkg/base-feeds.conf </text:span></text:p>
        </text:list-item>
      </text:list>
      <text:p text:style-name="P10"><text:span text:style-name="T8"><text:s text:c="3"/></text:span></text:p>
      <text:p text:style-name="P12"><text:span text:style-name="T5">src all </text:span><text:a xlink:type="simple" xlink:href="http://iotdk.intel.com/repos/1.1/iotdk/all"><text:span text:style-name="T4">http://iotdk.intel.com/repos/1.1/iotdk/all</text:span></text:a><text:span text:style-name="T5"><text:line-break/>src x86 </text:span><text:a xlink:type="simple" xlink:href="http://iotdk.intel.com/repos/1.1/iotdk/x86"><text:span text:style-name="T4">http://iotdk.intel.com/repos/1.1/iotdk/x86</text:span></text:a><text:span text:style-name="T5"><text:line-break/>src i586 </text:span><text:a xlink:type="simple" xlink:href="http://iotdk.intel.com/repos/1.1/iotdk/i586"><text:span text:style-name="T4">http://iotdk.intel.com/repos/1.1/iotdk/i586</text:span></text:a><text:span text:style-name="T5"><text:line-break/>src/gz all </text:span><text:a xlink:type="simple" xlink:href="http://repo.opkg.net/edison/repo/all"><text:span text:style-name="T4">http://repo.opkg.net/edison/repo/all</text:span></text:a><text:span text:style-name="T5"><text:line-break/>src/gz edison </text:span><text:a xlink:type="simple" xlink:href="http://repo.opkg.net/edison/repo/edison"><text:span text:style-name="T4">http://repo.opkg.net/edison/repo/edison</text:span></text:a><text:span text:style-name="T5"><text:line-break/>src/gz core2-32 </text:span><text:a xlink:type="simple" xlink:href="http://repo.opkg.net/edison/repo/core2-32"><text:span text:style-name="T4">http://repo.opkg.net/edison/repo/core2-32</text:span></text:a><text:span text:style-name="T5"><text:line-break/>src mraa-upm </text:span><text:a xlink:type="simple" xlink:href="http://iotdk.intel.com/repos/1.1/intelgalactic"><text:span text:style-name="T4">http://iotdk.intel.com/repos/1.1/intelgalactic</text:span></text:a></text:p>
      <text:p text:style-name="P1"><text:line-break/> <text:s text:c="11"/><text:span text:style-name="T16"><text:s/></text:span><text:span text:style-name="T17">Run opkg update</text:span></text:p>
      <text:list xml:id="list4717618012857733129" text:style-name="L2">
        <text:list-item>
          <text:p text:style-name="P15">The next step would be to install git on the edison. For that run <text:span text:style-name="T16">opkg install-git</text:span>. After insta<text:span text:style-name="T14">lling git we are now ready to install node-red</text:span></text:p>
        </text:list-item>
      </text:list>
      <text:p text:style-name="P14"/>
      <text:list xml:id="list151153584479010" text:continue-numbering="true" text:style-name="L2">
        <text:list-item>
          <text:p text:style-name="P16">To install node-red type in the following command. </text:p>
          <text:p text:style-name="P13"><text:span text:style-name="T15"><text:s/></text:span><text:span text:style-name="T11">wget --no-check-certificate </text:span><text:a xlink:type="simple" xlink:href="https://github.com/node-red/node-red/archive/0.10.10"><text:span text:style-name="T12">https://github.com/node-red/node-red/archive/0.</text:span></text:a><text:a xlink:type="simple" xlink:href="https://github.com/node-red/node-red/archive/0.10.10"><text:span text:style-name="T13">10.10</text:span></text:a></text:p>
        </text:list-item>
      </text:list>
      <text:p text:style-name="P17"/>
      <text:list xml:id="list151153452993060" text:continue-numbering="true" text:style-name="L2">
        <text:list-item>
          <text:p text:style-name="P16"><text:span text:style-name="T6">the node-red repository would now be cloned to the edison but it still needs to be built.</text:span></text:p>
        </text:list-item>
        <text:list-item>
          <text:p text:style-name="P16"><text:span text:style-name="T6">To build node-red we need to install grunt. Type in the following command </text:span></text:p>
          <text:p text:style-name="P18"><text:span text:style-name="T7"><text:s/>npm-install -g grunt-cli</text:span></text:p>
        </text:list-item>
      </text:list>
      <text:p text:style-name="P7"/>
      <text:list xml:id="list151155011237779" text:continue-numbering="true" text:style-name="L2">
        <text:list-item>
          <text:p text:style-name="P2">Now cd to the node-red directory and run <text:s/><text:span text:style-name="T16">npm install</text:span>.</text:p>
        </text:list-item>
        <text:list-item>
          <text:p text:style-name="P2">Now to build node-red, go to the node-red directory and type <text:span text:style-name="T16">grunt build</text:span></text:p>
        </text:list-item>
        <text:list-item>
          <text:p text:style-name="P2">Now in the node-red directory type in <text:span text:style-name="T17">n</text:span><text:span text:style-name="T16">ode red</text:span></text:p>
        </text:list-item>
        <text:list-item>
          <text:p text:style-name="P5">To access node red, go to the browser on your computer (connected to the same network) and go to the url <text:span text:style-name="T16">http://IP:1880</text:span>, where IP is the ip address of the edison.</text:p>
        </text:list-item>
      </text:list>
      <text:p text:style-name="P3"/>
      <text:p text:style-name="P4">Conclusion : Node-red has now been installed on the intel ed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Monaco1" svg:font-family="Monaco, Consolas, 'Lucida Console', monospace"/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4:40:40.363333376</meta:creation-date>
    <dc:date>2015-07-22T15:11:52.847261682</dc:date>
    <meta:editing-duration>PT17S</meta:editing-duration>
    <meta:editing-cycles>1</meta:editing-cycles>
    <meta:document-statistic meta:table-count="0" meta:image-count="0" meta:object-count="0" meta:page-count="1" meta:paragraph-count="23" meta:word-count="237" meta:character-count="1712" meta:non-whitespace-character-count="1415"/>
    <meta:generator>LibreOffice/4.2.6.3$Linux_X86_64 LibreOffice_project/420m0$Build-3</meta:generator>
  </office:meta>
</office:document-meta>
</file>